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 fo:margin-left="0cm" fo:margin-right="0cm" fo:text-indent="-0.635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 style:list-style-name="L1">
      <style:paragraph-properties fo:margin-left="0cm" fo:margin-right="0cm" fo:text-indent="0cm" style:auto-text-indent="false"/>
    </style:style>
    <style:style style:name="T1" style:family="text">
      <style:text-properties fo:background-color="#ff420e"/>
    </style:style>
    <style:style style:name="T2" style:family="text">
      <style:text-properties fo:background-color="transpa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Пройденные техники:</text:p>
      <text:list xml:id="list14963823041" text:style-name="L1">
        <text:list-item>
          <text:p text:style-name="P2">Tachi waza Muna dori – Shiho nage;</text:p>
        </text:list-item>
        <text:list-item>
          <text:p text:style-name="P2">Tachi waza Ushiro Katate dori kubi shime – Kote gaeshi, Shiho nage;</text:p>
        </text:list-item>
        <text:list-item>
          <text:p text:style-name="P2">Tachi waza Shomen uchi – Gokyo;</text:p>
        </text:list-item>
        <text:list-item>
          <text:p text:style-name="P2">Hanmi Handachi waza Shomen uchi – Ikkyo, Nikyo;</text:p>
        </text:list-item>
        <text:list-item>
          <text:p text:style-name="P2">Hanmi Handachi waza katate dori – Nikyo.</text:p>
          <text:p text:style-name="P2"/>
          <text:p text:style-name="P3">Tachi waza Shomen uchi – Gokyo: существует только форма «ура». Важен глубокий вход, необходимо вытеснить уке. Одна рука захватывает локоть, а другая вместо обычного блока выполняет «сбивание» – удар навстречу атакующей руке уке. «Сбивание» позволяет выгадать время для захвата этой руки кисть. Захват выполняется ладонью к себе. После захвата выполняется тенкан. При этом необходимо удерживать руку уке на достаточном расстоянии от себя(предполагая, что в ней может быть нож). После тенкана разрез выполняется не к мизинцу, а немного вперед, чтобы не допустить сокращения расстояния до руки уке. При выполнении удержания на колено ставиться только ближняя к плечу уке нога. Противоположная нога может использоваться для выбивания ножа после выполнения болевого приема. </text:p>
          <text:p text:style-name="P5"/>
          <text:p text:style-name="P5">Tachi waza Muna dori – Shiho nage. Захват Muna dori – захват одной рукой за кимоно в районе груди. Стойка разноименная(?). Прием выполняется «затылком». Смена стойки с атеми в лицо. <text:s/>Захват двумя руками за запястье руки уке сверху и снизу. При этом голова поворачивается вбок и назад(«кладется» сверху на руку уке). Нижняя рука прилегает к руке уке. Затем выполняется проворот вокруг руки уке. Проворот должен производиться с понижением стойки. Выполнение приема похоже на Tachi Waza Kata dori men uchi Shiho nage.</text:p>
        </text:list-item>
      </text:list>
      <text:p text:style-name="P1"/>
      <text:p text:style-name="P1">Tachi waza Ushiro Katate dori kubi shime – Shiho nage. Ushiro Katate dori kubi shime – захват сзади одной рукой за руку, а другой за воротник кимоно спереди(удушающий прием). Техника начинается как любые техники Ushiro Katate dori. Однако в конце «трех шагов» не выполняется построение «телефонной будки». Вместо этого «ближняя»(к себе) рука остается внизу, а «дальняя» выполняет атеми локтем. После этого производится освобождение от захвата за шею, путем ухода вниз и внутрь той руки уке, которая выполняет захват. <text:span text:style-name="T1">Вопрос: следует ли выполнять освобождение захваченной руки во время ухода? Как правильно выполнить поворт на shiho nage?</text:span><text:span text:style-name="T2"> </text:span></text:p>
      <text:p text:style-name="P1"><text:span text:style-name="T2"/></text:p>
      <text:p text:style-name="P1"><text:span text:style-name="T2">Tachi waza Ushiro Katate dori kubi shime – Kote gaeshi. Аналогично Ushiro Katate dori kube shime Shiho nage до момента освобождения от удушающего захвата. В момент прохода под удушающей рукой выполняется освобождение от другой руки, на которой и выполняется kote gaeshi. При выполнении приема следует помнить о том, что необходимо производить понижение уровня.</text:span></text:p>
      <text:p text:style-name="P1"><text:span text:style-name="T2"/></text:p>
      <text:p text:style-name="P1"><text:span text:style-name="T2">Hanmi handachi waza Shomen uchi – Ikkyo, Nikyo. </text:span><text:span text:style-name="T1">Вопрос: как выполнять?</text:span><text:span text:style-name="T2"> <text:s/></text:span></text:p>
      <text:p text:style-name="P1"><text:span text:style-name="T2"/></text:p>
      <text:p text:style-name="P1"><text:span text:style-name="T2">Hanmi handachi waza Katate dori – Nikyo. Выполняется только форма «омоте». Способ выполнения кардинально отличается от аналога в tachi waza и больше похож на Tachi waza Katate Ryote dori Nikyo. Сначала выполняется ирими-тенкан вовне уке(как при выполнении формы ура). Затем захваченная рука кладется предплечьем на татами. Тут <text:s/>небходимо дать уке время для занятия правильной позиции(ноги должны быть расположены от наге). Затем следует забрать руку вместе с отведением бедра назад(как при Kayten nage). «Растянув» таим образом уке, выполняем атеми в голову, освобождаемся от захвата и захватываем руку уке. Затем выполнение приема производится как обычно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9T19:37:36</meta:creation-date>
    <meta:generator>LibreOffice/3.5$Linux_x86 LibreOffice_project/350m1$Build-2</meta:generator>
    <dc:date>2013-02-20T20:35:54</dc:date>
    <meta:editing-duration>PT56M12S</meta:editing-duration>
    <meta:editing-cycles>21</meta:editing-cycles>
    <meta:document-statistic meta:table-count="0" meta:image-count="0" meta:object-count="0" meta:page-count="1" meta:paragraph-count="12" meta:word-count="491" meta:character-count="3255" meta:non-whitespace-character-count="2776"/>
  </office:meta>
</office:document-meta>
</file>